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2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otnot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otnot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otnot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1">
      <style:graphic-properties draw:fill="solid" draw:fill-color="#99ccff" draw:opacity="100%" draw:stroke="solid" svg:stroke-width="0.02778in" svg:stroke-color="#000000" svg:stroke-opacity="100%" style:protect=""/>
    </style:style>
    <style:style style:family="drawing-page" style:name="a60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59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33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2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582" draw:master-page-name="Master1-Layout7-blank-Vide" presentation:presentation-page-layout-name="Master1-PPL7">
        <draw:frame draw:id="id73" presentation:style-name="a585" draw:name="Titre 1" svg:x="0.55118in" svg:y="0.32953in" svg:width="9.92087in" svg:height="1.38031in" presentation:class="title" presentation:placeholder="false">
          <draw:text-box>
            <text:p text:style-name="a584" text:class-names="" text:cond-style-name=""><text:span text:style-name="a583" text:class-names="">Projet tutoré<text:line-break/>Master Informatique Paris 8</text:span></text:p>
          </draw:text-box>
          <svg:desc/>
        </draw:frame>
        <draw:frame draw:id="id74" presentation:style-name="a598" draw:name="Sous-titre 2" svg:x="0.55118in" svg:y="1.93465in" svg:width="9.92087in" svg:height="4.79528in" presentation:class="subtitle" presentation:placeholder="false">
          <draw:text-box>
            <text:p text:style-name="a587" text:class-names="" text:cond-style-name=""><text:span text:style-name="a586" text:class-names="">Oculus Rift</text:span></text:p>
            <text:p text:style-name="a589" text:class-names="" text:cond-style-name=""><text:span text:style-name="a588" text:class-names=""/></text:p>
            <text:p text:style-name="a591" text:class-names="" text:cond-style-name=""><text:span text:style-name="a590" text:class-names="">Jeremie Pagny</text:span></text:p>
            <text:p text:style-name="a593" text:class-names="" text:cond-style-name=""><text:span text:style-name="a592" text:class-names="">Kevin Havranek</text:span></text:p>
            <text:p text:style-name="a595" text:class-names="" text:cond-style-name=""><text:span text:style-name="a594" text:class-names=""/></text:p>
            <text:p text:style-name="a597" text:class-names="" text:cond-style-name=""><text:span text:style-name="a596" text:class-names="">Tuteur: Farès Belhadj</text:span></text:p>
          </draw:text-box>
          <svg:desc/>
        </draw:frame>
        <draw:frame draw:id="id75" draw:style-name="a605" draw:name="ZoneTexte 3" svg:x="0.59055in" svg:y="7.28346in" svg:width="4.33071in" svg:height="0.96929in">
          <draw:text-box>
            <text:p text:style-name="a600" text:class-names="" text:cond-style-name=""><text:span text:style-name="a599" text:class-names=""><text:a xlink:href="mailto:havranekkevin@gmail.com" text:style-name="" text:visited-style-name="">havranekkevin@gmail.com</text:a></text:span></text:p>
            <text:p text:style-name="a602" text:class-names="" text:cond-style-name=""><text:span text:style-name="a601" text:class-names=""><text:a xlink:href="mailto:jeremie.pagny@outlook.fr" text:style-name="" text:visited-style-name="">jeremie.pagny@outlook.fr</text:a></text:span></text:p>
            <text:p text:style-name="a604" text:class-names="" text:cond-style-name=""><text:span text:style-name="a603" text:class-names=""/></text:p>
          </draw:text-box>
          <svg:desc/>
        </draw:frame>
        <presentation:notes draw:style-name="a608">
          <draw:page-thumbnail draw:page-number="1" svg:x="1.21007in" svg:y="0.88889in" svg:width="5.84549in" svg:height="4.38368in" presentation:class="page" draw:id="id76" presentation:style-name="a606" draw:name="Espace réservé de l'image des diapositives 1">
            <svg:desc/>
          </draw:page-thumbnail>
          <draw:frame draw:id="id77" presentation:style-name="a607" draw:name="Espace réservé des commentaires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" draw:style-name="a609" draw:master-page-name="Master1-Layout7-blank-Vide" presentation:presentation-page-layout-name="Master1-PPL7">
        <draw:frame draw:id="id78" presentation:style-name="a612" draw:name="Titre 1" svg:x="0.55118in" svg:y="0.32953in" svg:width="9.92087in" svg:height="1.38031in" presentation:class="title" presentation:placeholder="false">
          <draw:text-box>
            <text:p text:style-name="a611" text:class-names="" text:cond-style-name=""><text:span text:style-name="a610" text:class-names="">Plan</text:span></text:p>
          </draw:text-box>
          <svg:desc/>
        </draw:frame>
        <draw:frame draw:id="id79" presentation:style-name="a613" draw:name="Espace réservé du texte 2" svg:x="0.55118in" svg:y="1.93465in" svg:width="9.92087in" svg:height="4.79528in" presentation:class="outline" presentation:placeholder="true">
          <draw:text-box/>
          <svg:desc/>
        </draw:frame>
        <presentation:notes draw:style-name="a616">
          <draw:page-thumbnail draw:page-number="2" svg:x="1.21007in" svg:y="0.88889in" svg:width="5.84549in" svg:height="4.38368in" presentation:class="page" draw:id="id80" presentation:style-name="a614" draw:name="Espace réservé de l'image des diapositives 1">
            <svg:desc/>
          </draw:page-thumbnail>
          <draw:frame draw:id="id81" presentation:style-name="a615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3" draw:style-name="a617" draw:master-page-name="Master1-Layout7-blank-Vide" presentation:presentation-page-layout-name="Master1-PPL7">
        <draw:frame draw:id="id82" presentation:style-name="a618" draw:name="Titre 1" svg:x="0.55118in" svg:y="0.32953in" svg:width="9.92087in" svg:height="1.38031in" presentation:class="title" presentation:placeholder="true">
          <draw:text-box/>
          <svg:desc/>
        </draw:frame>
        <draw:frame draw:id="id83" presentation:style-name="a619" draw:name="Espace réservé du texte 2" svg:x="0.55118in" svg:y="1.93465in" svg:width="4.84134in" svg:height="4.79528in" presentation:class="outline" presentation:placeholder="true">
          <draw:text-box/>
          <svg:desc/>
        </draw:frame>
        <draw:frame draw:id="id84" presentation:style-name="a620" draw:name="Espace réservé du texte 3" svg:x="5.63504in" svg:y="1.93465in" svg:width="4.84134in" svg:height="5.27362in" presentation:class="outline" presentation:placeholder="true">
          <draw:text-box/>
          <svg:desc/>
        </draw:frame>
        <draw:frame draw:id="id85" draw:style-name="a623" draw:name="ZoneTexte 4" svg:x="9.78858in" svg:y="7.60433in" svg:width="1.33583in" svg:height="0.46654in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desc/>
        </draw:frame>
        <presentation:notes draw:style-name="a626">
          <draw:page-thumbnail draw:page-number="3" svg:x="1.21007in" svg:y="0.88889in" svg:width="5.84549in" svg:height="4.38368in" presentation:class="page" draw:id="id86" presentation:style-name="a624" draw:name="Espace réservé de l'image des diapositives 1">
            <svg:desc/>
          </draw:page-thumbnail>
          <draw:frame draw:id="id87" presentation:style-name="a625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4" draw:style-name="a627" draw:master-page-name="Master1-Layout7-blank-Vide" presentation:presentation-page-layout-name="Master1-PPL7">
        <draw:frame draw:id="id88" presentation:style-name="a628" draw:name="Titre 1" svg:x="0.55118in" svg:y="0.64944in" svg:width="9.92087in" svg:height="0.74049in" presentation:class="title" presentation:placeholder="true">
          <draw:text-box/>
          <svg:desc/>
        </draw:frame>
        <draw:frame draw:id="id89" presentation:style-name="a629" draw:name="Espace réservé du texte 2" svg:x="0.55118in" svg:y="1.93465in" svg:width="9.92087in" svg:height="0.53854in" presentation:class="outline" presentation:placeholder="true">
          <draw:text-box/>
          <svg:desc/>
        </draw:frame>
        <draw:frame draw:id="id90" draw:style-name="a632" draw:name="ZoneTexte 5" svg:x="9.89961in" svg:y="7.60433in" svg:width="1.33583in" svg:height="0.46654in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desc/>
        </draw:frame>
        <presentation:notes draw:style-name="a635">
          <draw:page-thumbnail draw:page-number="4" svg:x="1.21007in" svg:y="0.88889in" svg:width="5.84549in" svg:height="4.38368in" presentation:class="page" draw:id="id91" presentation:style-name="a633" draw:name="Espace réservé de l'image des diapositives 1">
            <svg:desc/>
          </draw:page-thumbnail>
          <draw:frame draw:id="id92" presentation:style-name="a634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5" draw:style-name="a636" draw:master-page-name="Master1-Layout7-blank-Vide" presentation:presentation-page-layout-name="Master1-PPL7">
        <draw:frame draw:id="id93" presentation:style-name="a637" draw:name="Titre 1" svg:x="0.55118in" svg:y="0.64944in" svg:width="9.92087in" svg:height="0.74049in" presentation:class="title" presentation:placeholder="true">
          <draw:text-box/>
          <svg:desc/>
        </draw:frame>
        <draw:frame draw:id="id94" draw:style-name="a640" draw:name="ZoneTexte 2" svg:x="9.72913in" svg:y="7.40748in" svg:width="1.33583in" svg:height="0.46654in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desc/>
        </draw:frame>
        <draw:frame draw:id="id95" presentation:style-name="a641" draw:name="Espace réservé du texte 4" svg:x="0.55118in" svg:y="1.93465in" svg:width="9.92087in" svg:height="0.53854in" presentation:class="outline" presentation:placeholder="true">
          <draw:text-box/>
          <svg:desc/>
        </draw:frame>
        <presentation:notes draw:style-name="a644">
          <draw:page-thumbnail draw:page-number="5" svg:x="1.21007in" svg:y="0.88889in" svg:width="5.84549in" svg:height="4.38368in" presentation:class="page" draw:id="id96" presentation:style-name="a642" draw:name="Espace réservé de l'image des diapositives 1">
            <svg:desc/>
          </draw:page-thumbnail>
          <draw:frame draw:id="id97" presentation:style-name="a643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6" draw:style-name="a645" draw:master-page-name="Master1-Layout7-blank-Vide" presentation:presentation-page-layout-name="Master1-PPL7">
        <draw:frame draw:id="id98" presentation:style-name="a646" draw:name="Titre 1" svg:x="0.55118in" svg:y="0.64944in" svg:width="9.92087in" svg:height="0.74049in" presentation:class="title" presentation:placeholder="true">
          <draw:text-box/>
          <svg:desc/>
        </draw:frame>
        <draw:frame draw:id="id99" draw:style-name="a649" draw:name="ZoneTexte 2" svg:x="9.72913in" svg:y="7.40748in" svg:width="1.33583in" svg:height="0.46654in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desc/>
        </draw:frame>
        <draw:frame draw:id="id100" presentation:style-name="a650" draw:name="Espace réservé du texte 3" svg:x="0.55118in" svg:y="1.93465in" svg:width="9.92087in" svg:height="0.53854in" presentation:class="outline" presentation:placeholder="true">
          <draw:text-box/>
          <svg:desc/>
        </draw:frame>
        <presentation:notes draw:style-name="a653">
          <draw:page-thumbnail draw:page-number="6" svg:x="1.21007in" svg:y="0.88889in" svg:width="5.84549in" svg:height="4.38368in" presentation:class="page" draw:id="id101" presentation:style-name="a651" draw:name="Espace réservé de l'image des diapositives 1">
            <svg:desc/>
          </draw:page-thumbnail>
          <draw:frame draw:id="id102" presentation:style-name="a652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7" draw:style-name="a654" draw:master-page-name="Master1-Layout7-blank-Vide" presentation:presentation-page-layout-name="Master1-PPL7">
        <draw:frame draw:id="id103" presentation:style-name="a655" draw:name="Titre 1" svg:x="0.55118in" svg:y="0.64944in" svg:width="9.92087in" svg:height="0.74049in" presentation:class="title" presentation:placeholder="true">
          <draw:text-box/>
          <svg:desc/>
        </draw:frame>
        <draw:frame draw:id="id104" draw:style-name="a658" draw:name="ZoneTexte 3" svg:x="9.72913in" svg:y="7.40748in" svg:width="1.33583in" svg:height="0.46654in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desc/>
        </draw:frame>
        <presentation:notes draw:style-name="a661">
          <draw:page-thumbnail draw:page-number="7" svg:x="1.21007in" svg:y="0.88889in" svg:width="5.84549in" svg:height="4.38368in" presentation:class="page" draw:id="id105" presentation:style-name="a659" draw:name="Espace réservé de l'image des diapositives 1">
            <svg:desc/>
          </draw:page-thumbnail>
          <draw:frame draw:id="id106" presentation:style-name="a660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8" draw:style-name="a662" draw:master-page-name="Master1-Layout7-blank-Vide" presentation:presentation-page-layout-name="Master1-PPL7">
        <draw:frame draw:id="id107" presentation:style-name="a663" draw:name="Titre 1" svg:x="0.55118in" svg:y="0.75041in" svg:width="9.92087in" svg:height="0.53854in" presentation:class="title" presentation:placeholder="true">
          <draw:text-box/>
          <svg:desc/>
        </draw:frame>
        <draw:frame draw:id="id108" presentation:style-name="a664" draw:name="Sous-titre 2" svg:x="0.55118in" svg:y="4.06301in" svg:width="9.92087in" svg:height="0.53854in" presentation:class="subtitle" presentation:placeholder="true">
          <draw:text-box/>
          <svg:desc/>
        </draw:frame>
        <draw:frame draw:id="id109" draw:style-name="a667" draw:name="ZoneTexte 3" svg:x="9.81024in" svg:y="7.40748in" svg:width="1.33583in" svg:height="0.46654in">
          <draw:text-box>
            <text:p text:style-name="a666" text:class-names="" text:cond-style-name=""><text:span text:style-name="a665" text:class-names=""><text:page-number style:num-format="1" text:fixed="false"/></text:span></text:p>
          </draw:text-box>
          <svg:desc/>
        </draw:frame>
        <presentation:notes draw:style-name="a670">
          <draw:page-thumbnail draw:page-number="8" svg:x="1.21007in" svg:y="0.88889in" svg:width="5.84549in" svg:height="4.38368in" presentation:class="page" draw:id="id110" presentation:style-name="a668" draw:name="Espace réservé de l'image des diapositives 1">
            <svg:desc/>
          </draw:page-thumbnail>
          <draw:frame draw:id="id111" presentation:style-name="a669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9" draw:style-name="a671" draw:master-page-name="Master1-Layout7-blank-Vide" presentation:presentation-page-layout-name="Master1-PPL7">
        <draw:frame draw:id="id112" presentation:style-name="a672" draw:name="Titre 1" svg:x="0.55118in" svg:y="0.32953in" svg:width="9.92087in" svg:height="1.38031in" presentation:class="title" presentation:placeholder="true">
          <draw:text-box/>
          <svg:desc/>
        </draw:frame>
        <draw:frame draw:id="id113" presentation:style-name="a673" draw:name="Sous-titre 2" svg:x="0.55118in" svg:y="1.93465in" svg:width="9.92087in" svg:height="4.79528in" presentation:class="subtitle" presentation:placeholder="true">
          <draw:text-box/>
          <svg:desc/>
        </draw:frame>
        <draw:frame draw:id="id114" draw:style-name="a676" draw:name="ZoneTexte 3" svg:x="9.66693in" svg:y="7.48031in" svg:width="1.33583in" svg:height="0.3937in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desc/>
        </draw:frame>
        <presentation:notes draw:style-name="a679">
          <draw:page-thumbnail draw:page-number="9" svg:x="1.21007in" svg:y="0.88889in" svg:width="5.84549in" svg:height="4.38368in" presentation:class="page" draw:id="id115" presentation:style-name="a677" draw:name="Espace réservé de l'image des diapositives 1">
            <svg:desc/>
          </draw:page-thumbnail>
          <draw:frame draw:id="id116" presentation:style-name="a678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9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4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9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8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Espace réservé du titre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desc/>
      </draw:frame>
      <draw:frame draw:id="id1" presentation:style-name="a21" draw:name="Espace réservé du texte 2" svg:x="0.55118in" svg:y="1.93465in" svg:width="9.92087in" svg:height="4.7952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Espace réservé de la date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desc/>
      </draw:frame>
      <draw:frame draw:id="id3" presentation:style-name="a27" draw:name="Espace réservé du pied de page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Espace réservé du numéro de diapositive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Espace réservé de l'image des diapositives 1">
          <svg:desc/>
        </draw:page-thumbnail>
        <draw:frame draw:id="id6" presentation:style-name="a34" draw:name="Espace réservé des commentair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7" presentation:style-name="a37" draw:name="Espace réservé de l'en-tête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8" presentation:style-name="a40" draw:name="Espace réservé de la date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desc/>
        </draw:frame>
        <draw:frame draw:id="id9" presentation:style-name="a43" draw:name="Espace réservé du pied de page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6" draw:name="Espace réservé du numéro de diapositiv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Diapositive-de-titre" style:page-layout-name="pageLayout1" draw:style-name="a48">
      <draw:frame draw:id="id11" presentation:style-name="a53" draw:name="Titr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Cliquez pour modifier le style du titre</text:span><text:span text:style-name="a50" text:class-names=""/></text:p>
            </text:list-item>
          </text:list>
        </draw:text-box>
        <svg:desc/>
      </draw:frame>
      <draw:frame draw:id="id12" presentation:style-name="a57" draw:name="Sous-titre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Cliquez pour modifier le style des sous-titres du masque</text:span><text:span text:style-name="a55" text:class-names=""/></text:p>
        </draw:text-box>
        <svg:desc/>
      </draw:frame>
      <draw:frame draw:id="id13" presentation:style-name="a60" draw:name="Espace réservé de la date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desc/>
      </draw:frame>
      <draw:frame draw:id="id14" presentation:style-name="a63" draw:name="Espace réservé du pied de page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desc/>
      </draw:frame>
      <draw:frame draw:id="id15" presentation:style-name="a67" draw:name="Espace réservé du numéro de diapositive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Espace réservé de l'image des diapositives 1">
          <svg:desc/>
        </draw:page-thumbnail>
        <draw:frame draw:id="id6" presentation:style-name="a71" draw:name="Espace réservé des commentair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desc/>
        </draw:frame>
        <draw:frame draw:id="id7" presentation:style-name="a74" draw:name="Espace réservé de l'en-têt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desc/>
        </draw:frame>
        <draw:frame draw:id="id8" presentation:style-name="a77" draw:name="Espace réservé de la date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frame draw:id="id9" presentation:style-name="a80" draw:name="Espace réservé du pied de page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desc/>
        </draw:frame>
        <draw:frame draw:id="id10" presentation:style-name="a83" draw:name="Espace réservé du numéro de diapositiv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re-et-contenu" style:page-layout-name="pageLayout1" draw:style-name="a85">
      <draw:frame draw:id="id16" presentation:style-name="a90" draw:name="Titre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Cliquez pour modifier le style du titre</text:span><text:span text:style-name="a87" text:class-names=""/></text:p>
            </text:list-item>
          </text:list>
        </draw:text-box>
        <svg:desc/>
      </draw:frame>
      <draw:frame draw:id="id17" presentation:style-name="a107" draw:name="Espace réservé du contenu 2" svg:x="0.55118in" svg:y="1.93465in" svg:width="9.92087in" svg:height="4.79528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Cliquez pour modifier les styles du texte du masque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Deuxième niveau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Cinquième niveau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0" draw:name="Espace réservé de la date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desc/>
      </draw:frame>
      <draw:frame draw:id="id19" presentation:style-name="a113" draw:name="Espace réservé du pied de page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desc/>
      </draw:frame>
      <draw:frame draw:id="id20" presentation:style-name="a117" draw:name="Espace réservé du numéro de diapositive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Espace réservé de l'image des diapositives 1">
          <svg:desc/>
        </draw:page-thumbnail>
        <draw:frame draw:id="id6" presentation:style-name="a121" draw:name="Espace réservé des commentaires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desc/>
        </draw:frame>
        <draw:frame draw:id="id7" presentation:style-name="a124" draw:name="Espace réservé de l'en-tête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desc/>
        </draw:frame>
        <draw:frame draw:id="id8" presentation:style-name="a127" draw:name="Espace réservé de la date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9" presentation:style-name="a130" draw:name="Espace réservé du pied de page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10" presentation:style-name="a133" draw:name="Espace réservé du numéro de diapositive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Titre-de-section" style:page-layout-name="pageLayout1" draw:style-name="a135">
      <draw:frame draw:id="id21" presentation:style-name="a140" draw:name="Titre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Cliquez pour modifier le style du titre</text:span><text:span text:style-name="a137" text:class-names=""/></text:p>
            </text:list-item>
          </text:list>
        </draw:text-box>
        <svg:desc/>
      </draw:frame>
      <draw:frame draw:id="id22" presentation:style-name="a144" draw:name="Espace réservé du texte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quez pour modifier les styles du texte du masque</text:span></text:p>
            </text:list-item>
          </text:list>
        </draw:text-box>
        <svg:desc/>
      </draw:frame>
      <draw:frame draw:id="id23" presentation:style-name="a147" draw:name="Espace réservé de la date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desc/>
      </draw:frame>
      <draw:frame draw:id="id24" presentation:style-name="a150" draw:name="Espace réservé du pied de page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5" presentation:style-name="a154" draw:name="Espace réservé du numéro de diapositive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Espace réservé de l'image des diapositives 1">
          <svg:desc/>
        </draw:page-thumbnail>
        <draw:frame draw:id="id6" presentation:style-name="a158" draw:name="Espace réservé des commentaires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desc/>
        </draw:frame>
        <draw:frame draw:id="id7" presentation:style-name="a161" draw:name="Espace réservé de l'en-tête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desc/>
        </draw:frame>
        <draw:frame draw:id="id8" presentation:style-name="a164" draw:name="Espace réservé de la date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desc/>
        </draw:frame>
        <draw:frame draw:id="id9" presentation:style-name="a167" draw:name="Espace réservé du pied de page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desc/>
        </draw:frame>
        <draw:frame draw:id="id10" presentation:style-name="a170" draw:name="Espace réservé du numéro de diapositive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eux-contenus" style:page-layout-name="pageLayout1" draw:style-name="a172">
      <draw:frame draw:id="id26" presentation:style-name="a177" draw:name="Titre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Cliquez pour modifier le style du titre</text:span><text:span text:style-name="a174" text:class-names=""/></text:p>
            </text:list-item>
          </text:list>
        </draw:text-box>
        <svg:desc/>
      </draw:frame>
      <draw:frame draw:id="id27" presentation:style-name="a194" draw:name="Espace réservé du contenu 2" svg:x="0.55035in" svg:y="1.93403in" svg:width="4.87674in" svg:height="4.7951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z pour modifier les styles du texte du masque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Deuxième niveau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Cinquième niveau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1" draw:name="Espace réservé du contenu 3" svg:x="5.59375in" svg:y="1.93403in" svg:width="4.87847in" svg:height="4.7951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quez pour modifier les styles du texte du masque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Deuxième niveau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Cinquième niveau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4" draw:name="Espace réservé de la date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desc/>
      </draw:frame>
      <draw:frame draw:id="id30" presentation:style-name="a217" draw:name="Espace réservé du pied de page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desc/>
      </draw:frame>
      <draw:frame draw:id="id31" presentation:style-name="a221" draw:name="Espace réservé du numéro de diapositive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Espace réservé de l'image des diapositives 1">
          <svg:desc/>
        </draw:page-thumbnail>
        <draw:frame draw:id="id6" presentation:style-name="a225" draw:name="Espace réservé des commentaires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desc/>
        </draw:frame>
        <draw:frame draw:id="id7" presentation:style-name="a228" draw:name="Espace réservé de l'en-tête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desc/>
        </draw:frame>
        <draw:frame draw:id="id8" presentation:style-name="a231" draw:name="Espace réservé de la date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desc/>
        </draw:frame>
        <draw:frame draw:id="id9" presentation:style-name="a234" draw:name="Espace réservé du pied de page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0" presentation:style-name="a237" draw:name="Espace réservé du numéro de diapositive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aison" style:page-layout-name="pageLayout1" draw:style-name="a239">
      <draw:frame draw:id="id32" presentation:style-name="a244" draw:name="Titre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Cliquez pour modifier le style du titre</text:span><text:span text:style-name="a241" text:class-names=""/></text:p>
            </text:list-item>
          </text:list>
        </draw:text-box>
        <svg:desc/>
      </draw:frame>
      <draw:frame draw:id="id33" presentation:style-name="a248" draw:name="Espace réservé du texte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quez pour modifier les styles du texte du masque</text:span></text:p>
            </text:list-item>
          </text:list>
        </draw:text-box>
        <svg:desc/>
      </draw:frame>
      <draw:frame draw:id="id34" presentation:style-name="a265" draw:name="Espace réservé du contenu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z pour modifier les styles du texte du masque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Deuxièm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Cinquièm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69" draw:name="Espace réservé du texte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quez pour modifier les styles du texte du masque</text:span></text:p>
            </text:list-item>
          </text:list>
        </draw:text-box>
        <svg:desc/>
      </draw:frame>
      <draw:frame draw:id="id36" presentation:style-name="a286" draw:name="Espace réservé du contenu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quez pour modifier les styles du texte du masque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Deuxième niveau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Cinquième niveau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89" draw:name="Espace réservé de la date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desc/>
      </draw:frame>
      <draw:frame draw:id="id38" presentation:style-name="a292" draw:name="Espace réservé du pied de page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desc/>
      </draw:frame>
      <draw:frame draw:id="id39" presentation:style-name="a296" draw:name="Espace réservé du numéro de diapositive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Espace réservé de l'image des diapositives 1">
          <svg:desc/>
        </draw:page-thumbnail>
        <draw:frame draw:id="id6" presentation:style-name="a300" draw:name="Espace réservé des commentaires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7" presentation:style-name="a303" draw:name="Espace réservé de l'en-tête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desc/>
        </draw:frame>
        <draw:frame draw:id="id8" presentation:style-name="a306" draw:name="Espace réservé de la date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desc/>
        </draw:frame>
        <draw:frame draw:id="id9" presentation:style-name="a309" draw:name="Espace réservé du pied de page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desc/>
        </draw:frame>
        <draw:frame draw:id="id10" presentation:style-name="a312" draw:name="Espace réservé du numéro de diapositive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re-seul" style:page-layout-name="pageLayout1" draw:style-name="a314">
      <draw:frame draw:id="id40" presentation:style-name="a319" draw:name="Titre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Cliquez pour modifier le style du titre</text:span><text:span text:style-name="a316" text:class-names=""/></text:p>
            </text:list-item>
          </text:list>
        </draw:text-box>
        <svg:desc/>
      </draw:frame>
      <draw:frame draw:id="id41" presentation:style-name="a322" draw:name="Espace réservé de la date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desc/>
      </draw:frame>
      <draw:frame draw:id="id42" presentation:style-name="a325" draw:name="Espace réservé du pied de page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desc/>
      </draw:frame>
      <draw:frame draw:id="id43" presentation:style-name="a329" draw:name="Espace réservé du numéro de diapositive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Espace réservé de l'image des diapositives 1">
          <svg:desc/>
        </draw:page-thumbnail>
        <draw:frame draw:id="id6" presentation:style-name="a333" draw:name="Espace réservé des commentaires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desc/>
        </draw:frame>
        <draw:frame draw:id="id7" presentation:style-name="a336" draw:name="Espace réservé de l'en-tête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desc/>
        </draw:frame>
        <draw:frame draw:id="id8" presentation:style-name="a339" draw:name="Espace réservé de la date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desc/>
        </draw:frame>
        <draw:frame draw:id="id9" presentation:style-name="a342" draw:name="Espace réservé du pied de page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desc/>
        </draw:frame>
        <draw:frame draw:id="id10" presentation:style-name="a345" draw:name="Espace réservé du numéro de diapositive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Vide" style:page-layout-name="pageLayout1" draw:style-name="a347">
      <draw:frame draw:id="id44" presentation:style-name="a350" draw:name="Espace réservé de la date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desc/>
      </draw:frame>
      <draw:frame draw:id="id45" presentation:style-name="a353" draw:name="Espace réservé du pied de page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desc/>
      </draw:frame>
      <draw:frame draw:id="id46" presentation:style-name="a357" draw:name="Espace réservé du numéro de diapositive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Espace réservé de l'image des diapositives 1">
          <svg:desc/>
        </draw:page-thumbnail>
        <draw:frame draw:id="id6" presentation:style-name="a361" draw:name="Espace réservé des commentaires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desc/>
        </draw:frame>
        <draw:frame draw:id="id7" presentation:style-name="a364" draw:name="Espace réservé de l'en-tête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desc/>
        </draw:frame>
        <draw:frame draw:id="id8" presentation:style-name="a367" draw:name="Espace réservé de la date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desc/>
        </draw:frame>
        <draw:frame draw:id="id9" presentation:style-name="a370" draw:name="Espace réservé du pied de page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0" presentation:style-name="a373" draw:name="Espace réservé du numéro de diapositive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u-avec-légende" style:page-layout-name="pageLayout1" draw:style-name="a375">
      <draw:frame draw:id="id47" presentation:style-name="a380" draw:name="Titre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Cliquez pour modifier le style du titre</text:span><text:span text:style-name="a377" text:class-names=""/></text:p>
            </text:list-item>
          </text:list>
        </draw:text-box>
        <svg:desc/>
      </draw:frame>
      <draw:frame draw:id="id48" presentation:style-name="a397" draw:name="Espace réservé du contenu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quez pour modifier les styles du texte du masque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Deuxième niveau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Cinquième niveau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01" draw:name="Espace réservé du texte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quez pour modifier les styles du texte du masque</text:span></text:p>
            </text:list-item>
          </text:list>
        </draw:text-box>
        <svg:desc/>
      </draw:frame>
      <draw:frame draw:id="id50" presentation:style-name="a404" draw:name="Espace réservé de la date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desc/>
      </draw:frame>
      <draw:frame draw:id="id51" presentation:style-name="a407" draw:name="Espace réservé du pied de page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desc/>
      </draw:frame>
      <draw:frame draw:id="id52" presentation:style-name="a411" draw:name="Espace réservé du numéro de diapositive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Espace réservé de l'image des diapositives 1">
          <svg:desc/>
        </draw:page-thumbnail>
        <draw:frame draw:id="id6" presentation:style-name="a415" draw:name="Espace réservé des commentair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Image-avec-légende" style:page-layout-name="pageLayout1" draw:style-name="a429">
      <draw:frame draw:id="id53" presentation:style-name="a434" draw:name="Titre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Cliquez pour modifier le style du titre</text:span><text:span text:style-name="a431" text:class-names=""/></text:p>
            </text:list-item>
          </text:list>
        </draw:text-box>
        <svg:desc/>
      </draw:frame>
      <draw:frame draw:id="id54" presentation:style-name="a437" draw:name="Espace réservé pour une image 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desc/>
      </draw:frame>
      <draw:frame draw:id="id55" presentation:style-name="a441" draw:name="Espace réservé du texte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quez pour modifier les styles du texte du masque</text:span></text:p>
            </text:list-item>
          </text:list>
        </draw:text-box>
        <svg:desc/>
      </draw:frame>
      <draw:frame draw:id="id56" presentation:style-name="a444" draw:name="Espace réservé de la date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desc/>
      </draw:frame>
      <draw:frame draw:id="id57" presentation:style-name="a447" draw:name="Espace réservé du pied de page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58" presentation:style-name="a451" draw:name="Espace réservé du numéro de diapositive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Espace réservé de l'image des diapositives 1">
          <svg:desc/>
        </draw:page-thumbnail>
        <draw:frame draw:id="id6" presentation:style-name="a455" draw:name="Espace réservé des commentaires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7" presentation:style-name="a458" draw:name="Espace réservé de l'en-tête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desc/>
        </draw:frame>
        <draw:frame draw:id="id8" presentation:style-name="a461" draw:name="Espace réservé de la date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desc/>
        </draw:frame>
        <draw:frame draw:id="id9" presentation:style-name="a464" draw:name="Espace réservé du pied de page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desc/>
        </draw:frame>
        <draw:frame draw:id="id10" presentation:style-name="a467" draw:name="Espace réservé du numéro de diapositive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re-et-texte-vertical" style:page-layout-name="pageLayout1" draw:style-name="a469">
      <draw:frame draw:id="id59" presentation:style-name="a474" draw:name="Titre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Cliquez pour modifier le style du titre</text:span><text:span text:style-name="a471" text:class-names=""/></text:p>
            </text:list-item>
          </text:list>
        </draw:text-box>
        <svg:desc/>
      </draw:frame>
      <draw:frame draw:id="id60" presentation:style-name="a491" draw:name="Espace réservé du texte vertical 2" svg:x="0.55118in" svg:y="1.93465in" svg:width="9.92087in" svg:height="4.79528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quez pour modifier les styles du texte du masque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Deuxième niveau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Cinquième niveau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94" draw:name="Espace réservé de la date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desc/>
      </draw:frame>
      <draw:frame draw:id="id62" presentation:style-name="a497" draw:name="Espace réservé du pied de page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desc/>
      </draw:frame>
      <draw:frame draw:id="id63" presentation:style-name="a501" draw:name="Espace réservé du numéro de diapositive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Espace réservé de l'image des diapositives 1">
          <svg:desc/>
        </draw:page-thumbnail>
        <draw:frame draw:id="id6" presentation:style-name="a505" draw:name="Espace réservé des commentaires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desc/>
        </draw:frame>
        <draw:frame draw:id="id7" presentation:style-name="a508" draw:name="Espace réservé de l'en-tête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8" presentation:style-name="a511" draw:name="Espace réservé de la date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desc/>
        </draw:frame>
        <draw:frame draw:id="id9" presentation:style-name="a514" draw:name="Espace réservé du pied de page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desc/>
        </draw:frame>
        <draw:frame draw:id="id10" presentation:style-name="a517" draw:name="Espace réservé du numéro de diapositive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itre-vertical-et-texte" style:page-layout-name="pageLayout1" draw:style-name="a519">
      <draw:frame draw:id="id64" presentation:style-name="a524" draw:name="Titre vertical 1" svg:x="7.99306in" svg:y="0.32986in" svg:width="2.47917in" svg:height="6.39931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Cliquez pour modifier le style du titre</text:span><text:span text:style-name="a521" text:class-names=""/></text:p>
            </text:list-item>
          </text:list>
        </draw:text-box>
        <svg:desc/>
      </draw:frame>
      <draw:frame draw:id="id65" presentation:style-name="a541" draw:name="Espace réservé du texte vertical 2" svg:x="0.55035in" svg:y="0.32986in" svg:width="7.27604in" svg:height="6.3993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quez pour modifier les styles du texte du masque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Deuxième niveau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Cinquième niveau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44" draw:name="Espace réservé de la date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desc/>
      </draw:frame>
      <draw:frame draw:id="id67" presentation:style-name="a547" draw:name="Espace réservé du pied de page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desc/>
      </draw:frame>
      <draw:frame draw:id="id68" presentation:style-name="a551" draw:name="Espace réservé du numéro de diapositive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Espace réservé de l'image des diapositives 1">
          <svg:desc/>
        </draw:page-thumbnail>
        <draw:frame draw:id="id6" presentation:style-name="a555" draw:name="Espace réservé des commentaires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desc/>
        </draw:frame>
        <draw:frame draw:id="id7" presentation:style-name="a558" draw:name="Espace réservé de l'en-tête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desc/>
        </draw:frame>
        <draw:frame draw:id="id8" presentation:style-name="a561" draw:name="Espace réservé de la date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desc/>
        </draw:frame>
        <draw:frame draw:id="id9" presentation:style-name="a564" draw:name="Espace réservé du pied de page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desc/>
        </draw:frame>
        <draw:frame draw:id="id10" presentation:style-name="a567" draw:name="Espace réservé du numéro de diapositive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69">
      <draw:frame draw:id="id69" presentation:style-name="a572" draw:name="Espace réservé de l'en-tête 1" svg:x="0in" svg:y="0in" svg:width="3.5878in" svg:height="0.58425in" presentation:class="header" presentation:placeholder="false">
        <draw:text-box>
          <text:p text:style-name="a571" text:class-names="" text:cond-style-name=""><text:span text:style-name="a570" text:class-names=""/></text:p>
        </draw:text-box>
        <svg:desc/>
      </draw:frame>
      <draw:frame draw:id="id70" presentation:style-name="a575" draw:name="Espace réservé de la date 2" svg:x="4.67953in" svg:y="0in" svg:width="3.5878in" svg:height="0.58425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desc/>
      </draw:frame>
      <draw:frame draw:id="id71" presentation:style-name="a578" draw:name="Espace réservé du pied de page 3" svg:x="0in" svg:y="11.10827in" svg:width="3.5878in" svg:height="0.58425in" presentation:class="footer" presentation:placeholder="false">
        <draw:text-box>
          <text:p text:style-name="a577" text:class-names="" text:cond-style-name=""><text:span text:style-name="a576" text:class-names=""/></text:p>
        </draw:text-box>
        <svg:desc/>
      </draw:frame>
      <draw:frame draw:id="id72" presentation:style-name="a581" draw:name="Espace réservé du numéro de diapositive 4" svg:x="4.67953in" svg:y="11.10827in" svg:width="3.5878in" svg:height="0.58425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ojet tutoré Master Informatique Paris 8</dc:title>
    <meta:initial-creator>Jeremie</meta:initial-creator>
    <dc:creator>Jérémie</dc:creator>
    <meta:creation-date>2009-04-16T11:32:32Z</meta:creation-date>
    <dc:date>2016-06-07T17:46:49Z</dc:date>
    <meta:editing-cycles>26</meta:editing-cycles>
    <meta:editing-duration>PT3391S</meta:editing-duration>
    <meta:document-statistic meta:paragraph-count="17" meta:word-count="22"/>
  </office:meta>
</office:document-meta>
</file>